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odt document.</text:p>
      <text:p text:style-name="Standard"/>
      <text:p text:style-name="Standard">Enjoy that ?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erre B</meta:initial-creator>
    <meta:creation-date>2012-04-12T11:44:14</meta:creation-date>
    <meta:document-statistic meta:table-count="0" meta:image-count="0" meta:object-count="0" meta:page-count="1" meta:paragraph-count="2" meta:word-count="9" meta:character-count="41"/>
    <dc:date>2012-04-12T11:44:52</dc:date>
    <dc:creator>Pierre B</dc:creator>
    <meta:editing-duration>PT00H00M39S</meta:editing-duration>
    <meta:editing-cycles>1</meta:editing-cycles>
    <meta:generator>OpenOffice.org/3.2$Linux OpenOffice.org_project/320m12$Build-9483</meta:generator>
  </office:meta>
</office:document-meta>
</file>